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85a0" officeooo:paragraph-rsid="001d85a0"/>
    </style:style>
    <style:style style:name="P2" style:family="paragraph" style:parent-style-name="Standard">
      <style:text-properties officeooo:rsid="001ea566" officeooo:paragraph-rsid="001ea566"/>
    </style:style>
    <style:style style:name="P3" style:family="paragraph" style:parent-style-name="Standard">
      <style:text-properties officeooo:rsid="001f6510" officeooo:paragraph-rsid="001f65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3</text:p>
      <text:p text:style-name="P1"/>
      <text:p text:style-name="P1">Código de instrução de computadores </text:p>
      <text:p text:style-name="P1"/>
      <text:p text:style-name="P2">código em execução</text:p>
      <text:p text:style-name="P2"/>
      <text:p text:style-name="P2">preparação </text:p>
      <text:p text:style-name="P2"/>
      <text:p text:style-name="P3">feito os primeiros testes de código js no devtool do navegador </text:p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3T11:31:54.651000000</meta:creation-date>
    <dc:date>2024-01-13T12:17:18.392000000</dc:date>
    <meta:editing-duration>PT45M23S</meta:editing-duration>
    <meta:editing-cycles>3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5" meta:word-count="22" meta:character-count="136" meta:non-whitespace-character-count="116"/>
  </office:meta>
</office:document-meta>
</file>